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8000000E29EC41987D8E71806.png" manifest:media-type="image/png"/>
  <manifest:file-entry manifest:full-path="Pictures/10000201000001180000018CC9C3E6D8E2B1A1CF.png" manifest:media-type="image/png"/>
  <manifest:file-entry manifest:full-path="Pictures/1000020100000800000006009CA63C871096E836.png" manifest:media-type="image/png"/>
  <manifest:file-entry manifest:full-path="Pictures/1000020100000168000000E2563D7E1FC4192498.png" manifest:media-type="image/png"/>
  <manifest:file-entry manifest:full-path="Pictures/1000020100000249000001496BB9594BE3F26DF4.png" manifest:media-type="image/png"/>
  <manifest:file-entry manifest:full-path="Pictures/10000201000005000000038B13AE73210CABFFE1.png" manifest:media-type="image/png"/>
  <manifest:file-entry manifest:full-path="Pictures/10000201000001180000018C186158E2239EBB5F.png" manifest:media-type="image/png"/>
  <manifest:file-entry manifest:full-path="Pictures/1000020100000263000002CB61CEC73BF1331F62.png" manifest:media-type="image/png"/>
  <manifest:file-entry manifest:full-path="Pictures/1000020100000168000000FAD34FD8C87E79F0F3.png" manifest:media-type="image/png"/>
  <manifest:file-entry manifest:full-path="Pictures/10000000000002000000020056D5795D97F17E9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Paper_20_Texture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1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1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obster Two" fo:font-size="48pt" style:font-size-asian="48pt" style:font-size-complex="48pt"/>
    </style:style>
    <style:style style:name="P3" style:family="paragraph">
      <loext:graphic-properties draw:fill="none" draw:fill-color="#ffffff"/>
      <style:text-properties style:font-name="Lobster Two" fo:font-size="48pt" style:font-size-asian="48pt" style:font-size-complex="48pt"/>
    </style:style>
    <style:style style:name="P4" style:family="paragraph">
      <style:text-properties fo:color="#c9211e" style:font-name="Lobster Two" fo:font-size="48pt" style:font-size-asian="48pt" style:font-size-complex="48pt"/>
    </style:style>
    <style:style style:name="P5" style:family="paragraph">
      <loext:graphic-properties draw:fill="none" draw:fill-color="#ffffff"/>
      <style:text-properties fo:color="#c9211e" style:font-name="Lobster Two" fo:font-size="48pt" style:font-size-asian="48pt" style:font-size-complex="48pt"/>
    </style:style>
    <style:style style:name="P6" style:family="paragraph">
      <loext:graphic-properties draw:fill-color="#ffffff"/>
    </style:style>
    <style:style style:name="P7" style:family="paragraph">
      <style:text-properties fo:color="#ffffff" style:font-name="Lobster Two" fo:font-size="48pt" style:font-size-asian="48pt" style:font-size-complex="48pt"/>
    </style:style>
    <style:style style:name="P8" style:family="paragraph">
      <loext:graphic-properties draw:fill="none" draw:fill-color="#ffffff"/>
      <style:text-properties fo:color="#ffffff" style:font-name="Lobster Two" fo:font-size="48pt" style:font-size-asian="48pt" style:font-size-complex="4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style:font-name="Lobster Two" fo:font-size="36pt" style:font-size-asian="36pt" style:font-size-complex="36pt"/>
    </style:style>
    <style:style style:name="P11" style:family="paragraph">
      <loext:graphic-properties draw:fill="none" draw:fill-color="#ffffff"/>
      <style:paragraph-properties fo:text-align="center"/>
      <style:text-properties style:font-name="Lobster Two" fo:font-size="36pt" style:font-size-asian="36pt" style:font-size-complex="36pt"/>
    </style:style>
    <style:style style:name="P12" style:family="paragraph">
      <style:text-properties style:font-name="Lobster Two" fo:font-size="24pt" style:font-size-asian="24pt" style:font-size-complex="24pt"/>
    </style:style>
    <style:style style:name="P13" style:family="paragraph">
      <loext:graphic-properties draw:fill="none" draw:fill-color="#ffffff"/>
      <style:text-properties style:font-name="Lobster Two" fo:font-size="24pt" style:font-size-asian="24pt" style:font-size-complex="24pt"/>
    </style:style>
    <style:style style:name="T1" style:family="text">
      <style:text-properties style:font-name="Lobster Two" fo:font-size="48pt" style:font-size-asian="48pt" style:font-size-complex="48pt"/>
    </style:style>
    <style:style style:name="T2" style:family="text">
      <style:text-properties fo:color="#c9211e" style:font-name="Lobster Two" fo:font-size="48pt" style:font-size-asian="48pt" style:font-size-complex="48pt"/>
    </style:style>
    <style:style style:name="T3" style:family="text">
      <style:text-properties fo:color="#ffffff" style:font-name="Lobster Two" fo:font-size="48pt" style:font-size-asian="48pt" style:font-size-complex="48pt"/>
    </style:style>
    <style:style style:name="T4" style:family="text">
      <style:text-properties style:font-name="Lobster Two" fo:font-size="36pt" style:font-size-asian="36pt" style:font-size-complex="36pt"/>
    </style:style>
    <style:style style:name="T5" style:family="text">
      <style:text-properties style:font-name="Lobster Tw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524cm" svg:height="6.614cm" svg:x="1.276cm" svg:y="1.4cm">
          <draw:image xlink:href="Pictures/1000020100000168000000FAD34FD8C87E79F0F3.png" xlink:type="simple" xlink:show="embed" xlink:actuate="onLoad" loext:mime-type="image/png">
            <text:p/>
          </draw:image>
        </draw:frame>
        <draw:frame draw:style-name="gr1" draw:text-style-name="P1" draw:layer="layout" svg:width="12.476cm" svg:height="14.6cm" svg:x="14.2cm" svg:y="0.6cm">
          <draw:image xlink:href="Pictures/1000020100000263000002CB61CEC73BF1331F62.png" xlink:type="simple" xlink:show="embed" xlink:actuate="onLoad" loext:mime-type="image/png">
            <text:p/>
          </draw:image>
        </draw:frame>
        <draw:frame draw:style-name="gr2" draw:text-style-name="P3" draw:layer="layout" svg:width="4.4cm" svg:height="2.368cm" svg:x="1.4cm" svg:y="7.032cm">
          <draw:text-box>
            <text:p text:style-name="P2"><text:span text:style-name="T1">Golgi</text:span></text:p>
          </draw:text-box>
        </draw:frame>
        <draw:frame draw:style-name="gr2" draw:text-style-name="P3" draw:layer="layout" svg:width="4.4cm" svg:height="2.368cm" svg:x="23cm" svg:y="13.2cm">
          <draw:text-box>
            <text:p text:style-name="P2"><text:span text:style-name="T1">Cajal</text:span></text:p>
          </draw:text-box>
        </draw:frame>
        <draw:frame draw:style-name="gr2" draw:text-style-name="P5" draw:layer="layout" svg:width="6.2cm" svg:height="2.368cm" svg:x="0.6cm" svg:y="12.8cm">
          <draw:text-box>
            <text:p text:style-name="P4"><text:span text:style-name="T2">Neuro</text:span><text:span text:style-name="T2">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23.2cm" svg:height="2.368cm" svg:x="2.6cm" svg:y="12.432cm">
          <draw:text-box>
            <text:p text:style-name="P2"><text:span text:style-name="T1">Golgi</text:span></text:p>
          </draw:text-box>
        </draw:frame>
        <draw:frame draw:style-name="gr1" draw:text-style-name="P1" draw:layer="layout" svg:width="28.006cm" svg:height="15.75cm" svg:x="0.124cm" svg:y="0cm">
          <draw:image xlink:href="Pictures/1000020100000249000001496BB9594BE3F26DF4.png" xlink:type="simple" xlink:show="embed" xlink:actuate="onLoad" loext:mime-type="image/png">
            <text:p/>
          </draw:image>
        </draw:frame>
        <draw:frame draw:style-name="gr4" draw:text-style-name="P8" draw:layer="layout" svg:width="14.2cm" svg:height="2.768cm" svg:x="6.6cm" svg:y="13.2cm">
          <draw:text-box>
            <text:p text:style-name="P7"><text:span text:style-name="T3">Plymouth Blitz 1941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11" draw:layer="layout" svg:width="12.6cm" svg:height="4.485cm" svg:x="0.4cm" svg:y="9.715cm">
          <draw:text-box>
            <text:p text:style-name="P10"><text:span text:style-name="T4">Plymouth </text:span></text:p>
            <text:p text:style-name="P10"><text:span text:style-name="T4">Marine Laboratory</text:span></text:p>
          </draw:text-box>
        </draw:frame>
        <draw:frame draw:style-name="gr5" draw:text-style-name="P11" draw:layer="layout" svg:width="6.4cm" svg:height="4.485cm" svg:x="21cm" svg:y="9.691cm">
          <draw:text-box>
            <text:p text:style-name="P10"><text:span text:style-name="T4">Alan </text:span></text:p>
            <text:p text:style-name="P10"><text:span text:style-name="T4">Hodgkin</text:span></text:p>
          </draw:text-box>
        </draw:frame>
        <draw:frame draw:style-name="gr1" draw:text-style-name="P1" draw:layer="layout" svg:width="8.4cm" svg:height="6.3cm" svg:x="2.4cm" svg:y="3.1cm">
          <draw:image xlink:href="Pictures/1000020100000800000006009CA63C871096E836.png" xlink:type="simple" xlink:show="embed" xlink:actuate="onLoad" loext:mime-type="image/png">
            <text:p/>
          </draw:image>
        </draw:frame>
        <draw:frame draw:style-name="gr1" draw:text-style-name="P1" draw:layer="layout" svg:width="4.243cm" svg:height="6.002cm" svg:x="14.4cm" svg:y="3.176cm">
          <draw:image xlink:href="Pictures/10000201000001180000018CC9C3E6D8E2B1A1CF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5.941cm" svg:x="22cm" svg:y="3.235cm">
          <draw:image xlink:href="Pictures/10000201000001180000018C186158E2239EBB5F.png" xlink:type="simple" xlink:show="embed" xlink:actuate="onLoad" loext:mime-type="image/png">
            <text:p/>
          </draw:image>
        </draw:frame>
        <draw:frame draw:style-name="gr5" draw:text-style-name="P11" draw:layer="layout" svg:width="6.4cm" svg:height="4.485cm" svg:x="13.2cm" svg:y="9.691cm">
          <draw:text-box>
            <text:p text:style-name="P10"><text:span text:style-name="T4">Andrew</text:span></text:p>
            <text:p text:style-name="P10"><text:span text:style-name="T4">Huxley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6" draw:text-style-name="P3" draw:layer="layout" svg:width="15.2cm" svg:height="2.568cm" svg:x="6.6cm" svg:y="0.8cm">
          <draw:text-box>
            <text:p text:style-name="P2"><text:span text:style-name="T1">Hodgkin-Huxley model</text:span></text:p>
          </draw:text-box>
        </draw:frame>
        <draw:frame draw:style-name="gr1" draw:text-style-name="P1" draw:layer="layout" svg:width="9.314cm" svg:height="6.6cm" svg:x="1.286cm" svg:y="5.2cm">
          <draw:image xlink:href="Pictures/10000201000005000000038B13AE73210CABFFE1.png" xlink:type="simple" xlink:show="embed" xlink:actuate="onLoad" loext:mime-type="image/png">
            <text:p/>
          </draw:image>
        </draw:frame>
        <draw:frame draw:style-name="gr1" draw:text-style-name="P1" draw:layer="layout" svg:width="9.524cm" svg:height="5.979cm" svg:x="18cm" svg:y="9.421cm">
          <draw:image xlink:href="Pictures/1000020100000168000000E29EC41987D8E71806.png" xlink:type="simple" xlink:show="embed" xlink:actuate="onLoad" loext:mime-type="image/png">
            <text:p/>
          </draw:image>
        </draw:frame>
        <draw:frame draw:style-name="gr1" draw:text-style-name="P1" draw:layer="layout" svg:width="9.524cm" svg:height="5.979cm" svg:x="11.4cm" svg:y="3.621cm">
          <draw:image xlink:href="Pictures/1000020100000168000000E2563D7E1FC4192498.png" xlink:type="simple" xlink:show="embed" xlink:actuate="onLoad" loext:mime-type="image/png">
            <text:p/>
          </draw:image>
        </draw:frame>
        <draw:frame draw:style-name="gr2" draw:text-style-name="P3" draw:layer="layout" svg:width="4.4cm" svg:height="2.368cm" svg:x="3cm" svg:y="11.832cm">
          <draw:text-box>
            <text:p text:style-name="P2"><text:span text:style-name="T1">Model</text:span></text:p>
          </draw:text-box>
        </draw:frame>
        <draw:frame draw:style-name="gr7" draw:text-style-name="P13" draw:layer="layout" svg:width="3.6cm" svg:height="1.568cm" svg:x="14.6cm" svg:y="4.032cm">
          <draw:text-box>
            <text:p text:style-name="P12"><text:span text:style-name="T5">Low input</text:span></text:p>
          </draw:text-box>
        </draw:frame>
        <draw:frame draw:style-name="gr8" draw:text-style-name="P13" draw:layer="layout" svg:width="4.2cm" svg:height="2.369cm" svg:x="23cm" svg:y="9.232cm">
          <draw:text-box>
            <text:p text:style-name="P12"><text:span text:style-name="T5">High inpu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7:01:54.125797520</meta:creation-date>
    <dc:date>2022-02-10T17:57:59.673016561</dc:date>
    <meta:editing-duration>PT35M21S</meta:editing-duration>
    <meta:editing-cycles>5</meta:editing-cycles>
    <meta:generator>LibreOffice/6.4.7.2$Linux_X86_64 LibreOffice_project/40$Build-2</meta:generator>
    <meta:document-statistic meta:object-count="50"/>
  </office:meta>
</office:document-meta>
</file>